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60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margin-left="0.2916in">
        <style:tab-stops/>
      </style:paragraph-properties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2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 fo:margin-left="0.2916in">
        <style:tab-stops/>
      </style:paragraph-properties>
    </style:style>
    <style:style style:name="T94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/>
    </style:style>
    <style:style style:name="T95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6" style:parent-style-name="Основнойшрифтабзаца" style:family="text">
      <style:text-properties fo:color="#FFFFFF"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7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8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99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0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1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02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P103" style:parent-style-name="Standard" style:family="paragraph">
      <style:paragraph-properties fo:text-align="justify" fo:margin-left="0.2916in">
        <style:tab-stops/>
      </style:paragraph-properties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justify" fo:margin-left="0.2916in">
        <style:tab-stops/>
      </style:paragraph-properties>
    </style:style>
    <style:style style:name="T120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1" style:parent-style-name="Основнойшрифтабзаца" style:family="text">
      <style:text-properties fo:color="#FFFFFF"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2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3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4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5" style:parent-style-name="Основнойшрифтабзаца" style:family="text">
      <style:text-properties style:text-position="sub 64.2%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126" style:parent-style-name="Основнойшрифтабзаца" style:family="text">
      <style:text-properties fo:color="#FFFFFF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P127" style:parent-style-name="Standard" style:family="paragraph">
      <style:paragraph-properties fo:text-align="justify" fo:margin-left="0.2916in">
        <style:tab-stops/>
      </style:paragraph-properties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144" style:parent-style-name="Standard" style:list-style-name="WW8Num3" style:family="paragraph">
      <style:paragraph-properties fo:text-align="justify"/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margin-left="0.2916in">
        <style:tab-stops/>
      </style:paragraph-properties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160" style:parent-style-name="Standard" style:family="paragraph">
      <style:paragraph-properties fo:text-align="justify" fo:margin-left="0.2916in">
        <style:tab-stops/>
      </style:paragraph-properties>
      <style:text-properties fo:color="#FFFFFF" fo:font-size="14pt" style:font-size-asian="14pt" style:font-size-complex="14pt" style:text-underline-type="single" style:text-underline-style="solid" style:text-underline-width="bold" style:text-underline-mode="continuous"/>
    </style:style>
    <style:style style:name="P161" style:parent-style-name="Standard" style:family="paragraph">
      <style:text-properties fo:font-weight="bold" style:font-weight-asian="bold"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paragraph-properties fo:line-height="115%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T23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P23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36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37" style:parent-style-name="Standard" style:family="paragraph">
      <style:paragraph-properties fo:line-height="115%" fo:text-indent="0.25in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24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T24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46" style:parent-style-name="Standard" style:family="paragraph">
      <style:paragraph-properties fo:line-height="115%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248" style:parent-style-name="Основнойшрифтабзаца" style:family="text">
      <style:text-properties fo:color="#000000" fo:font-size="14pt" style:font-size-asian="14pt" style:font-size-complex="14pt"/>
    </style:style>
    <style:style style:name="T2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51" style:parent-style-name="Основнойшрифтабзаца" style:family="text">
      <style:text-properties fo:color="#000000" fo:font-size="14pt" style:font-size-asian="14pt" style:font-size-complex="14pt"/>
    </style:style>
    <style:style style:name="T2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54" style:parent-style-name="Основнойшрифтабзаца" style:family="text">
      <style:text-properties fo:color="#000000" fo:font-size="14pt" style:font-size-asian="14pt" style:font-size-complex="14pt"/>
    </style:style>
    <style:style style:name="T2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color="#000000" fo:font-size="14pt" style:font-size-asian="14pt" style:font-size-complex="14pt"/>
    </style:style>
    <style:style style:name="T257" style:parent-style-name="Основнойшрифтабзаца" style:family="text">
      <style:text-properties fo:color="#000000" fo:font-size="14pt" style:font-size-asian="14pt" style:font-size-complex="14pt"/>
    </style:style>
    <style:style style:name="T2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60" style:parent-style-name="Основнойшрифтабзаца" style:family="text">
      <style:text-properties fo:color="#000000" fo:font-size="14pt" style:font-size-asian="14pt" style:font-size-complex="14pt"/>
    </style:style>
    <style:style style:name="T2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fo:color="#000000" fo:font-size="14pt" style:font-size-asian="14pt" style:font-size-complex="14pt"/>
    </style:style>
    <style:style style:name="T2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65" style:parent-style-name="Основнойшрифтабзаца" style:family="text">
      <style:text-properties fo:color="#000000" fo:font-size="14pt" style:font-size-asian="14pt" style:font-size-complex="14pt"/>
    </style:style>
    <style:style style:name="T2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color="#000000" fo:font-size="14pt" style:font-size-asian="14pt" style:font-size-complex="14pt"/>
    </style:style>
    <style:style style:name="T26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70" style:parent-style-name="Основнойшрифтабзаца" style:family="text">
      <style:text-properties fo:color="#000000" fo:font-size="14pt" style:font-size-asian="14pt" style:font-size-complex="14pt"/>
    </style:style>
    <style:style style:name="T2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273" style:parent-style-name="Основнойшрифтабзаца" style:family="text">
      <style:text-properties fo:color="#000000" fo:font-size="14pt" style:font-size-asian="14pt" style:font-size-complex="14pt"/>
    </style:style>
    <style:style style:name="P274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75" style:parent-style-name="Standard" style:family="paragraph">
      <style:paragraph-properties fo:text-align="justify" fo:line-height="115%" fo:margin-left="0.25in">
        <style:tab-stops/>
      </style:paragraph-properties>
    </style:style>
    <style:style style:name="T2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fo:font-size="14pt" style:font-size-asian="14pt" style:font-size-complex="14pt"/>
    </style:style>
    <style:style style:name="T2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T281" style:parent-style-name="Основнойшрифтабзаца" style:family="text">
      <style:text-properties fo:font-size="14pt" style:font-size-asian="14pt" style:font-size-complex="14pt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2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T287" style:parent-style-name="Основнойшрифтабзаца" style:family="text">
      <style:text-properties fo:font-size="14pt" style:font-size-asian="14pt" style:font-size-complex="14pt"/>
    </style:style>
    <style:style style:name="T2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293" style:parent-style-name="Standard" style:family="paragraph">
      <style:paragraph-properties fo:text-align="justify" fo:line-height="115%"/>
    </style:style>
    <style:style style:name="T2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color="#000000" fo:font-size="14pt" style:font-size-asian="14pt" style:font-size-complex="14pt"/>
    </style:style>
    <style:style style:name="T296" style:parent-style-name="Основнойшрифтабзаца" style:family="text">
      <style:text-properties fo:color="#000000"/>
    </style:style>
    <style:style style:name="T297" style:parent-style-name="Основнойшрифтабзаца" style:family="text">
      <style:text-properties fo:color="#000000" fo:font-size="14pt" style:font-size-asian="14pt" style:font-size-complex="14pt"/>
    </style:style>
    <style:style style:name="T2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00" style:parent-style-name="Основнойшрифтабзаца" style:family="text">
      <style:text-properties fo:color="#000000" fo:font-size="14pt" style:font-size-asian="14pt" style:font-size-complex="14pt"/>
    </style:style>
    <style:style style:name="T3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03" style:parent-style-name="Основнойшрифтабзаца" style:family="text">
      <style:text-properties fo:color="#000000" fo:font-size="14pt" style:font-size-asian="14pt" style:font-size-complex="14pt"/>
    </style:style>
    <style:style style:name="T3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5" style:parent-style-name="Основнойшрифтабзаца" style:family="text">
      <style:text-properties fo:color="#000000" fo:font-size="14pt" style:font-size-asian="14pt" style:font-size-complex="14pt"/>
    </style:style>
    <style:style style:name="T30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08" style:parent-style-name="Основнойшрифтабзаца" style:family="text">
      <style:text-properties fo:color="#000000" fo:font-size="14pt" style:font-size-asian="14pt" style:font-size-complex="14pt"/>
    </style:style>
    <style:style style:name="T3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11" style:parent-style-name="Основнойшрифтабзаца" style:family="text">
      <style:text-properties fo:color="#000000" fo:font-size="14pt" style:font-size-asian="14pt" style:font-size-complex="14pt"/>
    </style:style>
    <style:style style:name="P312" style:parent-style-name="Standard" style:family="paragraph">
      <style:paragraph-properties fo:text-align="justify" fo:line-height="115%" fo:text-indent="0.3937in"/>
    </style:style>
    <style:style style:name="T313" style:parent-style-name="Основнойшрифтабзаца" style:family="text">
      <style:text-properties fo:color="#000000" fo:font-size="14pt" style:font-size-asian="14pt" style:font-size-complex="14pt"/>
    </style:style>
    <style:style style:name="T314" style:parent-style-name="Основнойшрифтабзаца" style:family="text">
      <style:text-properties fo:color="#000000" fo:font-size="14pt" style:font-size-asian="14pt" style:font-size-complex="14pt"/>
    </style:style>
    <style:style style:name="T3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fo:color="#000000" fo:font-size="14pt" style:font-size-asian="14pt" style:font-size-complex="14pt"/>
    </style:style>
    <style:style style:name="T317" style:parent-style-name="Основнойшрифтабзаца" style:family="text">
      <style:text-properties fo:color="#000000" fo:font-size="14pt" style:font-size-asian="14pt" style:font-size-complex="14pt"/>
    </style:style>
    <style:style style:name="T318" style:parent-style-name="Основнойшрифтабзаца" style:family="text">
      <style:text-properties fo:color="#000000" fo:font-size="14pt" style:font-size-asian="14pt" style:font-size-complex="14pt"/>
    </style:style>
    <style:style style:name="T3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0" style:parent-style-name="Основнойшрифтабзаца" style:family="text">
      <style:text-properties fo:color="#000000" fo:font-size="14pt" style:font-size-asian="14pt" style:font-size-complex="14pt"/>
    </style:style>
    <style:style style:name="T321" style:parent-style-name="Основнойшрифтабзаца" style:family="text">
      <style:text-properties fo:color="#000000" fo:font-size="14pt" style:font-size-asian="14pt" style:font-size-complex="14pt"/>
    </style:style>
    <style:style style:name="T322" style:parent-style-name="Основнойшрифтабзаца" style:family="text">
      <style:text-properties fo:color="#000000" fo:font-size="14pt" style:font-size-asian="14pt" style:font-size-complex="14pt"/>
    </style:style>
    <style:style style:name="P323" style:parent-style-name="Standard" style:family="paragraph">
      <style:paragraph-properties fo:text-align="justify" fo:line-height="115%"/>
    </style:style>
    <style:style style:name="T324" style:parent-style-name="Основнойшрифтабзаца" style:family="text">
      <style:text-properties fo:color="#000000" fo:font-size="14pt" style:font-size-asian="14pt" style:font-size-complex="14pt"/>
    </style:style>
    <style:style style:name="T3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6" style:parent-style-name="Основнойшрифтабзаца" style:family="text">
      <style:text-properties fo:color="#000000" fo:font-size="14pt" style:font-size-asian="14pt" style:font-size-complex="14pt"/>
    </style:style>
    <style:style style:name="T3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8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29" style:parent-style-name="Основнойшрифтабзаца" style:family="text">
      <style:text-properties fo:color="#000000" fo:font-size="14pt" style:font-size-asian="14pt" style:font-size-complex="14pt"/>
    </style:style>
    <style:style style:name="T3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fo:color="#000000" fo:font-size="14pt" style:font-size-asian="14pt" style:font-size-complex="14pt"/>
    </style:style>
    <style:style style:name="T3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34" style:parent-style-name="Основнойшрифтабзаца" style:family="text">
      <style:text-properties fo:color="#000000" fo:font-size="14pt" style:font-size-asian="14pt" style:font-size-complex="14pt"/>
    </style:style>
    <style:style style:name="P335" style:parent-style-name="Standard" style:family="paragraph">
      <style:paragraph-properties fo:text-align="justify" fo:line-height="115%" fo:text-indent="0.3937in"/>
    </style:style>
    <style:style style:name="T336" style:parent-style-name="Основнойшрифтабзаца" style:family="text">
      <style:text-properties fo:color="#000000" fo:font-size="14pt" style:font-size-asian="14pt" style:font-size-complex="14pt"/>
    </style:style>
    <style:style style:name="T337" style:parent-style-name="Основнойшрифтабзаца" style:family="text">
      <style:text-properties fo:color="#000000" fo:font-size="14pt" style:font-size-asian="14pt" style:font-size-complex="14pt"/>
    </style:style>
    <style:style style:name="T338" style:parent-style-name="Основнойшрифтабзаца" style:family="text">
      <style:text-properties fo:color="#000000" fo:font-size="14pt" style:font-size-asian="14pt" style:font-size-complex="14pt"/>
    </style:style>
    <style:style style:name="T3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color="#000000" fo:font-size="14pt" style:font-size-asian="14pt" style:font-size-complex="14pt"/>
    </style:style>
    <style:style style:name="T341" style:parent-style-name="Основнойшрифтабзаца" style:family="text">
      <style:text-properties fo:color="#000000" fo:font-size="14pt" style:font-size-asian="14pt" style:font-size-complex="14pt"/>
    </style:style>
    <style:style style:name="T342" style:parent-style-name="Основнойшрифтабзаца" style:family="text">
      <style:text-properties fo:color="#000000" fo:font-size="14pt" style:font-size-asian="14pt" style:font-size-complex="14pt"/>
    </style:style>
    <style:style style:name="T343" style:parent-style-name="Основнойшрифтабзаца" style:family="text">
      <style:text-properties fo:color="#000000" fo:font-size="14pt" style:font-size-asian="14pt" style:font-size-complex="14pt"/>
    </style:style>
    <style:style style:name="P344" style:parent-style-name="Standard" style:family="paragraph">
      <style:paragraph-properties fo:text-align="justify" fo:line-height="115%"/>
    </style:style>
    <style:style style:name="T345" style:parent-style-name="Основнойшрифтабзаца" style:family="text">
      <style:text-properties fo:color="#000000" fo:font-size="14pt" style:font-size-asian="14pt" style:font-size-complex="14pt"/>
    </style:style>
    <style:style style:name="T3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7" style:parent-style-name="Основнойшрифтабзаца" style:family="text">
      <style:text-properties fo:color="#000000" fo:font-size="14pt" style:font-size-asian="14pt" style:font-size-complex="14pt"/>
    </style:style>
    <style:style style:name="T3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50" style:parent-style-name="Основнойшрифтабзаца" style:family="text">
      <style:text-properties fo:color="#000000" fo:font-size="14pt" style:font-size-asian="14pt" style:font-size-complex="14pt"/>
    </style:style>
    <style:style style:name="T3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2" style:parent-style-name="Основнойшрифтабзаца" style:family="text">
      <style:text-properties fo:color="#000000" fo:font-size="14pt" style:font-size-asian="14pt" style:font-size-complex="14pt"/>
    </style:style>
    <style:style style:name="T3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55" style:parent-style-name="Основнойшрифтабзаца" style:family="text">
      <style:text-properties fo:color="#000000" fo:font-size="14pt" style:font-size-asian="14pt" style:font-size-complex="14pt"/>
    </style:style>
    <style:style style:name="T356" style:parent-style-name="Основнойшрифтабзаца" style:family="text">
      <style:text-properties fo:color="#000000" fo:font-size="14pt" style:font-size-asian="14pt" style:font-size-complex="14pt"/>
    </style:style>
    <style:style style:name="T3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fo:color="#000000" fo:font-size="14pt" style:font-size-asian="14pt" style:font-size-complex="14pt"/>
    </style:style>
    <style:style style:name="T3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61" style:parent-style-name="Основнойшрифтабзаца" style:family="text">
      <style:text-properties fo:color="#000000" fo:font-size="14pt" style:font-size-asian="14pt" style:font-size-complex="14pt"/>
    </style:style>
    <style:style style:name="T3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color="#000000" style:text-position="sub 64.2%" fo:font-size="14pt" style:font-size-asian="14pt" style:font-size-complex="14pt"/>
    </style:style>
    <style:style style:name="T364" style:parent-style-name="Основнойшрифтабзаца" style:family="text">
      <style:text-properties fo:color="#000000" fo:font-size="14pt" style:font-size-asian="14pt" style:font-size-complex="14pt"/>
    </style:style>
    <style:style style:name="P36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66" style:parent-style-name="Standard" style:family="paragraph">
      <style:paragraph-properties fo:line-height="115%"/>
    </style:style>
    <style:style style:name="T367" style:parent-style-name="Основнойшрифтабзаца" style:family="text">
      <style:text-properties fo:font-size="14pt" style:font-size-asian="14pt" style:font-size-complex="14pt"/>
    </style:style>
    <style:style style:name="T3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70" style:parent-style-name="Основнойшрифтабзаца" style:family="text">
      <style:text-properties fo:font-size="14pt" style:font-size-asian="14pt" style:font-size-complex="14pt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T3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T375" style:parent-style-name="Основнойшрифтабзаца" style:family="text">
      <style:text-properties fo:font-size="14pt" style:font-size-asian="14pt" style:font-size-complex="14pt"/>
    </style:style>
    <style:style style:name="T3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T3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T3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fo:font-size="14pt" style:font-size-asian="14pt" style:font-size-complex="14pt"/>
    </style:style>
    <style:style style:name="T38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88" style:parent-style-name="Основнойшрифтабзаца" style:family="text">
      <style:text-properties fo:font-size="14pt" style:font-size-asian="14pt" style:font-size-complex="14pt"/>
    </style:style>
    <style:style style:name="T38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90" style:parent-style-name="Основнойшрифтабзаца" style:family="text">
      <style:text-properties fo:font-size="14pt" style:font-size-asian="14pt" style:font-size-complex="14pt"/>
    </style:style>
    <style:style style:name="T391" style:parent-style-name="Основнойшрифтабзаца" style:family="text">
      <style:text-properties fo:font-size="14pt" style:font-size-asian="14pt" style:font-size-complex="14pt"/>
    </style:style>
    <style:style style:name="T392" style:parent-style-name="Основнойшрифтабзаца" style:family="text">
      <style:text-properties fo:font-size="14pt" style:font-size-asian="14pt" style:font-size-complex="14pt"/>
    </style:style>
    <style:style style:name="T39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T3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6" style:parent-style-name="Основнойшрифтабзаца" style:family="text">
      <style:text-properties fo:font-size="14pt" style:font-size-asian="14pt" style:font-size-complex="14pt"/>
    </style:style>
    <style:style style:name="T3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40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1" style:parent-style-name="Standard" style:family="paragraph">
      <style:text-properties fo:font-weight="bold" style:font-weight-asian="bold" fo:font-size="14pt" style:font-size-asian="14pt" style:font-size-complex="14pt"/>
    </style:style>
    <style:style style:name="P402" style:parent-style-name="Standard" style:family="paragraph">
      <style:text-properties fo:font-weight="bold" style:font-weight-asian="bold" fo:font-size="14pt" style:font-size-asian="14pt" style:font-size-complex="14pt"/>
    </style:style>
    <style:style style:name="T40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0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05" style:parent-style-name="Standard" style:family="paragraph">
      <style:text-properties fo:font-size="14pt" style:font-size-asian="14pt" style:font-size-complex="14pt"/>
    </style:style>
    <style:style style:name="P406" style:parent-style-name="Standard" style:family="paragraph">
      <style:paragraph-properties fo:text-align="justify" fo:text-indent="0.5in"/>
    </style:style>
    <style:style style:name="T407" style:parent-style-name="Основнойшрифтабзаца" style:family="text">
      <style:text-properties fo:font-size="14pt" style:font-size-asian="14pt" style:font-size-complex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3">ИРИТ-РТФ</text:p>
      <text:p text:style-name="P4">Центр ускоренного обучения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 ДОМАШНЕМУ<text:s/></text:span><text:span text:style-name="T15">ЗАДАНИЮ<text:s/></text:span><text:span text:style-name="T16">N</text:span><text:span text:style-name="T17"><text:s/>4</text:span></text:p>
      <text:p text:style-name="P18"/>
      <text:p text:style-name="P19">по дисциплине «Язык и технологии программирования»</text:p>
      <text:p text:style-name="P20"/>
      <text:p text:style-name="P21"/>
      <text:p text:style-name="P22"><text:span text:style-name="T23">Тема:<text:s/></text:span><text:span text:style-name="T24">Свойства элементарных функций алгебры логики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Студент группы<text:s/>РИВ-170027у<text:s/>(662): <text:s text:c="19"/><text:tab/><text:tab/><text:tab/>Э. Ю. Азымов</text:p>
      <text:p text:style-name="P37">Преподаватель: <text:s text:c="44"/><text:tab/><text:tab/><text:tab/><text:tab/>С. И. Тимошенко,</text:p>
      <text:p text:style-name="P38"><text:s text:c="70"/><text:tab/><text:tab/><text:tab/><text:tab/><text:tab/>доц., к. т. н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Екатеринбург 2017</text:p>
      <text:soft-page-break/>
      <text:p text:style-name="P52">СОДЕРЖАНИЕ</text:p>
      <text:p text:style-name="P53"/>
      <text:p text:style-name="P54"><text:span text:style-name="T55">1</text:span><text:span text:style-name="T56"><text:s/></text:span><text:span text:style-name="T57">Постановка задачи</text:span></text:p>
      <text:p text:style-name="P58"/>
      <text:p text:style-name="P59">Просмотреть материал пп. 2.1-2.4 учебника Савельев А. Я. Основы информатики.</text:p>
      <text:list text:style-name="WW8Num3" text:continue-numbering="true">
        <text:list-item>
          <text:list>
            <text:list-item>
              <text:p text:style-name="P60">Доказать свойство дистрибутивности (распределительный закон) для дизъюнкции относительно конъюнкции (используя свойства и аксиомы):</text:p>
            </text:list-item>
          </text:list>
        </text:list-item>
      </text:list>
      <text:p text:style-name="P61"><text:span text:style-name="T62">x</text:span><text:span text:style-name="T63">1</text:span><text:span text:style-name="T64"><text:s/></text:span><text:span text:style-name="T65">+</text:span><text:span text:style-name="T66"><text:s/></text:span><text:span text:style-name="T67">x</text:span><text:span text:style-name="T68">2</text:span><text:span text:style-name="T69"><text:s/></text:span><text:span text:style-name="T70">x</text:span><text:span text:style-name="T71">3</text:span><text:span text:style-name="T72"><text:s/></text:span><text:span text:style-name="T73">=</text:span><text:span text:style-name="T74"><text:s/></text:span><text:span text:style-name="T75">(x</text:span><text:span text:style-name="T76">1</text:span><text:span text:style-name="T77"><text:s/></text:span><text:span text:style-name="T78">+</text:span><text:span text:style-name="T79"><text:s/></text:span><text:span text:style-name="T80">x</text:span><text:span text:style-name="T81">2</text:span><text:span text:style-name="T82">)</text:span><text:span text:style-name="T83"><text:s/></text:span><text:span text:style-name="T84">(x</text:span><text:span text:style-name="T85">1</text:span><text:span text:style-name="T86"><text:s/></text:span><text:span text:style-name="T87">+</text:span><text:span text:style-name="T88"><text:s/></text:span><text:span text:style-name="T89">x</text:span><text:span text:style-name="T90">3</text:span><text:span text:style-name="T91">)</text:span></text:p>
      <text:list text:style-name="WW8Num3" text:continue-numbering="true">
        <text:list-item>
          <text:list>
            <text:list-item>
              <text:p text:style-name="P92">Доказать законы де Моргана (используя свойства и аксиомы):</text:p>
            </text:list-item>
          </text:list>
        </text:list-item>
      </text:list>
      <text:p text:style-name="P93"><text:span text:style-name="T94"><text:s text:c="3"/></text:span><text:span text:style-name="T95">_ <text:s text:c="6"/></text:span><text:span text:style-name="T96">1</text:span><text:span text:style-name="T97"><text:s text:c="2"/></text:span><text:span text:style-name="T98"><text:s/></text:span><text:span text:style-name="T99"><text:s text:c="5"/></text:span><text:span text:style-name="T100"><text:s text:c="5"/></text:span><text:span text:style-name="T101"><text:s text:c="4"/></text:span><text:span text:style-name="T102"><text:s/>11 <text:s text:c="13"/></text:span></text:p>
      <text:p text:style-name="P103"><text:span text:style-name="T104">x</text:span><text:span text:style-name="T105">1</text:span><text:span text:style-name="T106"><text:s/></text:span><text:span text:style-name="T107">x</text:span><text:span text:style-name="T108">2</text:span><text:span text:style-name="T109"><text:s/></text:span><text:span text:style-name="T110">=</text:span><text:span text:style-name="T111"><text:s/></text:span><text:span text:style-name="T112">x</text:span><text:span text:style-name="T113">1</text:span><text:span text:style-name="T114"><text:s/></text:span><text:span text:style-name="T115">+</text:span><text:span text:style-name="T116"><text:s/></text:span><text:span text:style-name="T117">x</text:span><text:span text:style-name="T118">2</text:span></text:p>
      <text:p text:style-name="P119"><text:span text:style-name="T120"><text:s text:c="10"/>__ <text:s text:c="3"/></text:span><text:span text:style-name="T121">1</text:span><text:span text:style-name="T122"><text:s text:c="3"/></text:span><text:span text:style-name="T123"><text:s text:c="4"/></text:span><text:span text:style-name="T124"><text:s text:c="2"/></text:span><text:span text:style-name="T125"><text:s text:c="4"/></text:span><text:span text:style-name="T126"><text:s/>11 <text:s text:c="13"/></text:span></text:p>
      <text:p text:style-name="P127"><text:span text:style-name="T128">x</text:span><text:span text:style-name="T129">1</text:span><text:span text:style-name="T130"><text:s/></text:span><text:span text:style-name="T131">+</text:span><text:span text:style-name="T132"><text:s/></text:span><text:span text:style-name="T133">x</text:span><text:span text:style-name="T134">2</text:span><text:span text:style-name="T135"><text:s/></text:span><text:span text:style-name="T136">=</text:span><text:span text:style-name="T137"><text:s/></text:span><text:span text:style-name="T138">x</text:span><text:span text:style-name="T139">1</text:span><text:span text:style-name="T140"><text:s/></text:span><text:span text:style-name="T141">x</text:span><text:span text:style-name="T142">2</text:span><text:span text:style-name="T143"><text:s/></text:span></text:p>
      <text:list text:style-name="WW8Num3" text:continue-numbering="true">
        <text:list-item>
          <text:list>
            <text:list-item>
              <text:p text:style-name="P144">Используя свойства и аксиомы логических функций упростить логическое выражение.</text:p>
            </text:list-item>
          </text:list>
        </text:list-item>
      </text:list>
      <text:p text:style-name="P145"><text:span text:style-name="T146">11) (</text:span><text:span text:style-name="T147">x</text:span><text:span text:style-name="T148">1</text:span><text:span text:style-name="T149"><text:s/>+<text:s/></text:span><text:span text:style-name="T150">x</text:span><text:span text:style-name="T151">2</text:span><text:span text:style-name="T152"><text:s/>+<text:s/></text:span><text:span text:style-name="T153">x</text:span><text:span text:style-name="T154">1</text:span><text:span text:style-name="T155">x</text:span><text:span text:style-name="T156">2</text:span><text:span text:style-name="T157">)<text:s/></text:span><text:span text:style-name="T158">x</text:span><text:span text:style-name="T159">1</text:span></text:p>
      <text:p text:style-name="P160"><text:s/></text:p>
      <text:p text:style-name="P161">2 Результаты проделанной работы</text:p>
      <text:p text:style-name="P162"/>
      <text:p text:style-name="Standard"><text:span text:style-name="T163">1) Докажем, что x</text:span><text:span text:style-name="T164">1</text:span><text:span text:style-name="T165"><text:s/>+ x</text:span><text:span text:style-name="T166">2</text:span><text:span text:style-name="T167">x</text:span><text:span text:style-name="T168">3</text:span><text:span text:style-name="T169"><text:s/>= (x</text:span><text:span text:style-name="T170">1</text:span><text:span text:style-name="T171"><text:s/>+ x</text:span><text:span text:style-name="T172">2</text:span><text:span text:style-name="T173">) (x</text:span><text:span text:style-name="T174">1</text:span><text:span text:style-name="T175"><text:s/>+ x</text:span><text:span text:style-name="T176">3</text:span><text:span text:style-name="T177">);</text:span></text:p>
      <text:p text:style-name="P178"/>
      <text:p text:style-name="P179"><text:span text:style-name="T180">(x</text:span><text:span text:style-name="T181">1</text:span><text:span text:style-name="T182"><text:s/>+ x</text:span><text:span text:style-name="T183">2</text:span><text:span text:style-name="T184">) (x</text:span><text:span text:style-name="T185">1</text:span><text:span text:style-name="T186"><text:s/>+ x</text:span><text:span text:style-name="T187">3</text:span><text:span text:style-name="T188">) = x</text:span><text:span text:style-name="T189">1</text:span><text:span text:style-name="T190">x</text:span><text:span text:style-name="T191">1</text:span><text:span text:style-name="T192"><text:s/>+ x</text:span><text:span text:style-name="T193">1</text:span><text:span text:style-name="T194">x</text:span><text:span text:style-name="T195">3</text:span><text:span text:style-name="T196"><text:s/>+ x</text:span><text:span text:style-name="T197">2</text:span><text:span text:style-name="T198">x</text:span><text:span text:style-name="T199">1</text:span><text:span text:style-name="T200"><text:s/>+ x</text:span><text:span text:style-name="T201">2</text:span><text:span text:style-name="T202">x</text:span><text:span text:style-name="T203">3</text:span><text:span text:style-name="T204"><text:s/>= x</text:span><text:span text:style-name="T205">1</text:span><text:span text:style-name="T206"><text:s/>+ x</text:span><text:span text:style-name="T207">1</text:span><text:span text:style-name="T208">x</text:span><text:span text:style-name="T209">2</text:span><text:span text:style-name="T210"><text:s/>+ x</text:span><text:span text:style-name="T211">1</text:span><text:span text:style-name="T212">x</text:span><text:span text:style-name="T213">3</text:span><text:span text:style-name="T214"><text:s/>+ x</text:span><text:span text:style-name="T215">2</text:span><text:span text:style-name="T216">x</text:span><text:span text:style-name="T217">3</text:span><text:span text:style-name="T218"><text:s/>= x</text:span><text:span text:style-name="T219">1</text:span><text:span text:style-name="T220">(1 + x</text:span><text:span text:style-name="T221">2</text:span><text:span text:style-name="T222"><text:s/>+ x</text:span><text:span text:style-name="T223">3</text:span><text:span text:style-name="T224">) + x</text:span><text:span text:style-name="T225">2</text:span><text:span text:style-name="T226">x</text:span><text:span text:style-name="T227">3</text:span><text:span text:style-name="T228"><text:s/>= x</text:span><text:span text:style-name="T229">1</text:span><text:span text:style-name="T230"><text:s/>+ x</text:span><text:span text:style-name="T231">2</text:span><text:span text:style-name="T232">x</text:span><text:span text:style-name="T233">3</text:span><text:span text:style-name="T234">. Доказано.</text:span></text:p>
      <text:p text:style-name="P235"/>
      <text:p text:style-name="P236">2) Доказать законы де Моргана:</text:p>
      <text:p text:style-name="P237"><text:span text:style-name="T238">a) !(x</text:span><text:span text:style-name="T239">1</text:span><text:span text:style-name="T240">x</text:span><text:span text:style-name="T241">2</text:span><text:span text:style-name="T242">) = !x</text:span><text:span text:style-name="T243">1</text:span><text:span text:style-name="T244"><text:s/>+ !x</text:span><text:span text:style-name="T245">2</text:span></text:p>
      <text:p text:style-name="P246"><text:span text:style-name="T247">m<text:s/></text:span><text:span text:style-name="T248">∈ !(</text:span><text:span text:style-name="T249">x</text:span><text:span text:style-name="T250">1</text:span><text:span text:style-name="T251"><text:s/>^<text:s/></text:span><text:span text:style-name="T252">x</text:span><text:span text:style-name="T253">2</text:span><text:span text:style-name="T254">) =&gt; (</text:span><text:span text:style-name="T255">m</text:span><text:span text:style-name="T256"><text:s/></text:span><text:span text:style-name="T257">∉<text:s/></text:span><text:span text:style-name="T258">x</text:span><text:span text:style-name="T259">1</text:span><text:span text:style-name="T260">) + (</text:span><text:span text:style-name="T261">m</text:span><text:span text:style-name="T262"><text:s/>∉<text:s/></text:span><text:span text:style-name="T263">x</text:span><text:span text:style-name="T264">2</text:span><text:span text:style-name="T265">) =&gt;<text:s/></text:span><text:span text:style-name="T266">m</text:span><text:span text:style-name="T267"><text:s/>∈ (!</text:span><text:span text:style-name="T268">x</text:span><text:span text:style-name="T269">1</text:span><text:span text:style-name="T270"><text:s/>+ !</text:span><text:span text:style-name="T271">x</text:span><text:span text:style-name="T272">2</text:span><text:span text:style-name="T273">). Доказано.</text:span></text:p>
      <text:p text:style-name="P274"/>
      <text:p text:style-name="P275"><text:span text:style-name="T276">b</text:span><text:span text:style-name="T277">) !(</text:span><text:span text:style-name="T278">x</text:span><text:span text:style-name="T279">1</text:span><text:span text:style-name="T280"><text:s/></text:span><text:span text:style-name="T281">+</text:span><text:span text:style-name="T282"><text:s/></text:span><text:span text:style-name="T283">x</text:span><text:span text:style-name="T284">2</text:span><text:span text:style-name="T285">)<text:s/></text:span><text:span text:style-name="T286">=</text:span><text:span text:style-name="T287"><text:s/>!</text:span><text:span text:style-name="T288">x</text:span><text:span text:style-name="T289">1</text:span><text:span text:style-name="T290"><text:s/>!</text:span><text:span text:style-name="T291">x</text:span><text:span text:style-name="T292">2</text:span></text:p>
      <text:p text:style-name="P293"><text:span text:style-name="T294">m</text:span><text:span text:style-name="T295"><text:s/></text:span><text:span text:style-name="T296">∈</text:span><text:span text:style-name="T297"><text:s/>!(</text:span><text:span text:style-name="T298">x</text:span><text:span text:style-name="T299">1</text:span><text:span text:style-name="T300"><text:s/>+<text:s/></text:span><text:span text:style-name="T301">x</text:span><text:span text:style-name="T302">2</text:span><text:span text:style-name="T303">) =&gt;<text:s/></text:span><text:span text:style-name="T304">m</text:span><text:span text:style-name="T305"><text:s/>∉ (</text:span><text:span text:style-name="T306">x</text:span><text:span text:style-name="T307">1</text:span><text:span text:style-name="T308"><text:s/>+<text:s/></text:span><text:span text:style-name="T309">x</text:span><text:span text:style-name="T310">2</text:span><text:span text:style-name="T311">)<text:s/></text:span></text:p>
      <text:p text:style-name="P312"><text:span text:style-name="T313">Так как значение не пренадлежит<text:s/></text:span><text:span text:style-name="T314">совокупности<text:s/></text:span><text:span text:style-name="T315">x</text:span><text:span text:style-name="T316">1<text:s/></text:span><text:span text:style-name="T317">и</text:span><text:span text:style-name="T318"><text:s/></text:span><text:span text:style-name="T319">x</text:span><text:span text:style-name="T320">2</text:span><text:span text:style-name="T321">, то значение не может быть равно х1 и не может быть равно х2</text:span><text:span text:style-name="T322">:</text:span></text:p>
      <text:p text:style-name="P323"><text:span text:style-name="T324">(</text:span><text:span text:style-name="T325">m</text:span><text:span text:style-name="T326"><text:s/>∉<text:s/></text:span><text:span text:style-name="T327">x</text:span><text:span text:style-name="T328">1</text:span><text:span text:style-name="T329">) ^ (</text:span><text:span text:style-name="T330">m</text:span><text:span text:style-name="T331"><text:s/>∉<text:s/></text:span><text:span text:style-name="T332">x</text:span><text:span text:style-name="T333">2</text:span><text:span text:style-name="T334">)</text:span></text:p>
      <text:p text:style-name="P335"><text:span text:style-name="T336">А если значение не равно х1</text:span><text:span text:style-name="T337">,</text:span><text:span text:style-name="T338"><text:s/>то оно равно !</text:span><text:span text:style-name="T339">x</text:span><text:span text:style-name="T340">1. Так же если значение не равно х2</text:span><text:span text:style-name="T341">,</text:span><text:span text:style-name="T342"><text:s/>то оно равно !х2</text:span><text:span text:style-name="T343">:</text:span></text:p>
      <text:p text:style-name="P344"><text:span text:style-name="T345">(</text:span><text:span text:style-name="T346">m</text:span><text:span text:style-name="T347"><text:s/>∈ !</text:span><text:span text:style-name="T348">x</text:span><text:span text:style-name="T349">1</text:span><text:span text:style-name="T350">) ^ (</text:span><text:span text:style-name="T351">m</text:span><text:span text:style-name="T352"><text:s/>∈ !</text:span><text:span text:style-name="T353">x</text:span><text:span text:style-name="T354">2</text:span><text:span text:style-name="T355">) =&gt;</text:span><text:span text:style-name="T356"><text:s/></text:span><text:span text:style-name="T357">m</text:span><text:span text:style-name="T358"><text:s/>∈ (!</text:span><text:span text:style-name="T359">x</text:span><text:span text:style-name="T360">1</text:span><text:span text:style-name="T361"><text:s/>^ !</text:span><text:span text:style-name="T362">x</text:span><text:span text:style-name="T363">2</text:span><text:span text:style-name="T364">). Доказано.</text:span></text:p>
      <text:p text:style-name="P365"/>
      <text:p text:style-name="P366"><text:span text:style-name="T367">3) (</text:span><text:span text:style-name="T368">x</text:span><text:span text:style-name="T369">1</text:span><text:span text:style-name="T370"><text:s/></text:span><draw:frame draw:style-name="a0" text:anchor-type="as-char" svg:x="0in" svg:y="0in" svg:width="0.16667in" svg:height="0.19792in" style:rel-width="scale" style:rel-height="scale"><draw:object xlink:href="Object 1/" xlink:type="simple" xlink:show="embed" xlink:actuate="onLoad"/></draw:frame><text:span text:style-name="T371"><text:s/></text:span><text:span text:style-name="T372">x</text:span><text:span text:style-name="T373">2</text:span><text:span text:style-name="T374"><text:s/></text:span><draw:frame draw:style-name="a1" text:anchor-type="as-char" svg:x="0in" svg:y="0in" svg:width="0.16667in" svg:height="0.19792in" style:rel-width="scale" style:rel-height="scale"><draw:object xlink:href="Object 2/" xlink:type="simple" xlink:show="embed" xlink:actuate="onLoad"/></draw:frame><text:span text:style-name="T375"><text:s/></text:span><text:span text:style-name="T376">x</text:span><text:span text:style-name="T377">1</text:span><text:span text:style-name="T378">x</text:span><text:span text:style-name="T379">2</text:span><text:span text:style-name="T380">)<text:s/></text:span><text:span text:style-name="T381">x</text:span><text:span text:style-name="T382">1</text:span><text:span text:style-name="T383"><text:s/>~<text:s/></text:span><text:span text:style-name="T384">/* по правилу перевода функции «или» через функцию сложения по модулю */<text:s/></text:span><text:span text:style-name="T385">~<text:s/></text:span><text:span text:style-name="T386">(x</text:span><text:span text:style-name="T387">1<text:s/></text:span><draw:frame draw:style-name="a2" text:anchor-type="as-char" svg:x="0in" svg:y="0in" svg:width="0.16667in" svg:height="0.19792in" style:rel-width="scale" style:rel-height="scale"><draw:object xlink:href="Object 3/" xlink:type="simple" xlink:show="embed" xlink:actuate="onLoad"/></draw:frame><text:span text:style-name="T388"><text:s/>x</text:span><text:span text:style-name="T389">2</text:span><text:span text:style-name="T390">)</text:span><text:span text:style-name="T391"><text:s/></text:span><text:span text:style-name="T392">x</text:span><text:span text:style-name="T393">1</text:span><text:span text:style-name="T394"><text:s/>~</text:span><text:span text:style-name="T395"><text:s/>/*<text:s/></text:span><text:span text:style-name="T396">по закону дистрибутивности */<text:s/></text:span><text:span text:style-name="T397">~</text:span><text:span text:style-name="T398"><text:s/>x</text:span><text:span text:style-name="T399">1</text:span></text:p>
      <text:p text:style-name="P400"/>
      <text:p text:style-name="P401"/>
      <text:p text:style-name="P402"/>
      <text:p text:style-name="Standard"><text:span text:style-name="T403">3<text:s/></text:span><text:span text:style-name="T404">Анализ полученных результатов</text:span></text:p>
      <text:p text:style-name="P405"/>
      <text:p text:style-name="P406"><text:span text:style-name="T407">В результате выполнения работы были получены навыки по доказательству свойства дистрибутивности и законов де Моргана, а так же по упрощению логических выражени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asian="Arial" style:font-name-complex="Tahoma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Tahoma" fo:hyphenate="false"/>
    </style:style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Федеральное агентство по образованию</dc:title>
    <meta:initial-creator>Tim</meta:initial-creator>
    <dc:creator>User</dc:creator>
    <meta:creation-date>2007-12-17T22:20:00Z</meta:creation-date>
    <dc:date>2017-10-07T10:50:00Z</dc:date>
    <meta:template xlink:href="Normal" xlink:type="simple"/>
    <meta:editing-cycles>62</meta:editing-cycles>
    <meta:editing-duration>PT1248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4" meta:word-count="323" meta:character-count="2165" meta:row-count="15" meta:non-whitespace-character-count="1846"/>
  </office:meta>
</office:document-meta>
</file>

<file path=Object 1/content.xml><?xml version="1.0" encoding="utf-8"?>
<mml:math xmlns:mml="http://www.w3.org/1998/Math/MathML" xmlns:m="http://schemas.openxmlformats.org/officeDocument/2006/math">
  <mml:mo>⊕</mml:mo>
</mml:math>
</file>

<file path=Object 2/content.xml><?xml version="1.0" encoding="utf-8"?>
<mml:math xmlns:mml="http://www.w3.org/1998/Math/MathML" xmlns:m="http://schemas.openxmlformats.org/officeDocument/2006/math">
  <mml:mo>⊕</mml:mo>
</mml:math>
</file>

<file path=Object 3/content.xml><?xml version="1.0" encoding="utf-8"?>
<mml:math xmlns:mml="http://www.w3.org/1998/Math/MathML" xmlns:m="http://schemas.openxmlformats.org/officeDocument/2006/math">
  <mml:mo>⊕</mml:mo>
</mml:math>
</file>